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text-properties fo:language="en" fo:country="US" fo:font-weight="bold" style:font-weight-asian="bold" style:font-weight-complex="bold"/>
    </style:style>
    <style:style style:name="P3" style:family="paragraph" style:parent-style-name="Preformatted_20_Text">
      <style:text-properties fo:language="en" fo:country="U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tagonist's Room</text:p>
      <text:p text:style-name="P1"/>
      <text:p text:style-name="P1">Bed headrest against middle of x-wall. Dark blue sheets, single white pillow. Bedside table to the left of bed, single drawer, dark brown, table lamp on top along with simple digital alarm clock. Small window left side of y-wall. Closet right hand side. Baby blue wallpaper.</text:p>
      <text:p text:style-name="P1"/>
      <text:p text:style-name="P1">Interactive objects: Closet, Closet clothes, Alarm clock, Lamp, Drawer, Bed, Comic books.</text:p>
      <text:p text:style-name="P1"/>
      <text:p text:style-name="P1">Closet inspect: "My closet. Or rather, my son's closet. It's full of my business clothes, as there's no real need for casual clothes these days."</text:p>
      <text:p text:style-name="P1">Closet interact (closed): Closet doors open, revealing protagonist's clothes.</text:p>
      <text:p text:style-name="P1">Closet interact (open): Closet doors close.</text:p>
      <text:p text:style-name="P1"/>
      <text:p text:style-name="P1">Closet clothes inspect: "White shirts and black suits as far as the eye can see."</text:p>
      <text:p text:style-name="P1">Closet clothes interact (pajamas): Protagonist changes from pajamas to his regular outfit.</text:p>
      <text:p text:style-name="P1">Closet clothes interact (regular outfit): "One pair of everything is enough."</text:p>
      <text:p text:style-name="P1"/>
      <text:p text:style-name="P1">Alarm inspect: "Better get to work. The time is going, ticking on and on... &lt;pause&gt; ... Wait, no it isn't."</text:p>
      <text:p text:style-name="P1">Alarm interact: "You hit the snooze button despite the lack of an alarm ringing. You show him who's the boss!"</text:p>
      <text:p text:style-name="P1"/>
      <text:p text:style-name="P1">Lamp inspect: "I remember buying this at Pottery Barn with Clara. It looks so tacky."</text:p>
      <text:p text:style-name="P1">Lamp interact (off): Turns light on.</text:p>
      <text:p text:style-name="P1">Lamp interact (on): Turns light off.</text:p>
      <text:p text:style-name="P1"/>
      <text:p text:style-name="P1">Drawer inspect: "A drawer. Mike forgot some of his comic books in there when they moved out. Nowadays I use it to store booze."</text:p>
      <text:p text:style-name="P1">Drawer interact (closed): Opens drawer, revealing stacked comic books.</text:p>
      <text:p text:style-name="P1">Drawer interact (open): Closes drawer.</text:p>
      <text:p text:style-name="P1"/>
      <text:p text:style-name="P1">Comic books inspect: "Hero Man Issue #17! Will Hero Man prevail against Dr. Badnevil?”</text:p>
      <text:p text:style-name="P1"/>
      <text:p text:style-name="P1">Bed inspect: "Mike's bed, that I currently sleep in. It's a little short, but rather that than constantly being reminded of Clara in the master bedroom."</text:p>
      <text:p text:style-name="P1">Bed interact: "Despite the cosiness of the bed, you decide today is not a day to sleep in."</text:p>
      <text:p text:style-name="P1"/>
      <text:p text:style-name="P1">Window inspect: "A bright and shiny day. I wonder what's in store for me?"</text:p>
      <text:p text:style-name="P1">Window interact (closed): Opens window.</text:p>
      <text:p text:style-name="P1">Window interact (open): Closes window.</text:p>
      <text:p text:style-name="P1"/>
      <text:p text:style-name="P2">Master Bedroom</text:p>
      <text:p text:style-name="P3"/>
      <text:p text:style-name="P1"><text:span text:style-name="T1">King sized bed against middle of y-wall. White pillows, purple sheets. Bedside tables on either side of the bed, black wood, single drawer, lamps on top. Dark wallpaper.</text:span></text:p>
      <text:p text:style-name="P1"><text:span text:style-name="T1">Interactive objects: Bed, protagonist's drawer (left), Clara's drawer (right).</text:span></text:p>
      <text:p text:style-name="P1"><text:span text:style-name="T1"/></text:p>
      <text:p text:style-name="P1"><text:span text:style-name="T1">Bed inspect: “Our old bed. I'd rather not think about it, so much as sleep in it.”</text:span></text:p>
      <text:p text:style-name="P1"><text:span text:style-name="T1">Bed interact: “No. Just no.”</text:span></text:p>
      <text:p text:style-name="P1"><text:span text:style-name="T1"/></text:p>
      <text:p text:style-name="P1"><text:span text:style-name="T1">Protagonist's drawer inspect: “My old drawer. I cleared it out shortly after switching rooms.”</text:span></text:p>
      <text:p text:style-name="P1"><text:span text:style-name="T1">Protagonist's drawer interact (closed): Opens drawer.</text:span></text:p>
      <text:p text:style-name="P1"><text:span text:style-name="T1">Protagonist's drawer interact (open): Closes drawer.</text:span></text:p>
      <text:p text:style-name="P1"/>
      <text:p text:style-name="P1"><text:soft-page-break/><text:span text:style-name="T1">Clara's drawer inspect: “Clara's drawer. I haven't touched it since she left.”</text:span></text:p>
      <text:p text:style-name="P1"><text:span text:style-name="T1">Clara's drawer interact (closed): Opens drawer. “That wasn't so hard, now was it? It's empty, though.”</text:span></text:p>
      <text:p text:style-name="P1"><text:span text:style-name="T1">Clara's drawer interact (open): Closes drawer.</text:span></text:p>
      <text:p text:style-name="P1"><text:span text:style-name="T1"/></text:p>
      <text:p text:style-name="P2">Suzy's Room</text:p>
      <text:p text:style-name="P2"><text:span text:style-name="T1"/></text:p>
      <text:p text:style-name="P2"><text:span text:style-name="T1">Wooden crib next to window in middle of x-wall. Double size pink drawer right hand side of y-wall. White floral patterned wallpaper.</text:span></text:p>
      <text:p text:style-name="P2"><text:span text:style-name="T1">Interactive objects: Window, crib, drawer.</text:span></text:p>
      <text:p text:style-name="P2"><text:span text:style-name="T1"/></text:p>
      <text:p text:style-name="P1">Window inspect: "A bright and shiny day. I wonder what's in store for me?"</text:p>
      <text:p text:style-name="P1">Window interact (closed): “You can't quite reach it. Not worth the time to needlessly open and close windows, anyway.”</text:p>
      <text:p text:style-name="P1"/>
      <text:p text:style-name="P1">Crib inspect: “Suzy's crib. A shame they didn't have time to bring furniture when they moved out, this is pretty fine craftsmanship.”</text:p>
      <text:p text:style-name="P1"/>
      <text:p text:style-name="P1">Drawer inspect: “This used to be chock full of baby shower gifts. Used to.”</text:p>
      <text:p text:style-name="P1">Drawer interact (closed): Opens drawer.</text:p>
      <text:p text:style-name="P1">Drawer interact (open): Closes drawer.</text:p>
      <text:p text:style-name="P1"><text:span text:style-name="T1"/></text:p>
      <text:p text:style-name="P2">Second Floor Hallway</text:p>
      <text:p text:style-name="P2"><text:span text:style-name="T1"/></text:p>
      <text:p text:style-name="P2"><text:span text:style-name="T1">Deep blue carpeting.</text:span></text:p>
      <text:p text:style-name="P2"><text:span text:style-name="T1">Interactive objects: Window</text:span></text:p>
      <text:p text:style-name="P2"><text:span text:style-name="T1"/></text:p>
      <text:p text:style-name="P1">Window inspect: "A bright and shiny day. I wonder what's in store for me?"</text:p>
      <text:p text:style-name="P1">Window interact (closed): Opens window.</text:p>
      <text:p text:style-name="P2"><text:span text:style-name="T1">Window interact (open): Closes window.</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03T12:13:45.16</dc:date>
    <meta:generator>LibreOffice/3.5$Windows_x86 LibreOffice_project/dc9775d-05ecbee-0851ad3-1586698-727bf66</meta:generator>
    <meta:editing-duration>PT2M4S</meta:editing-duration>
    <meta:editing-cycles>3</meta:editing-cycles>
    <meta:document-statistic meta:table-count="0" meta:image-count="0" meta:object-count="0" meta:page-count="2" meta:paragraph-count="49" meta:word-count="587" meta:character-count="3660" meta:non-whitespace-character-count="3122"/>
  </office:meta>
</office:document-meta>
</file>